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JacobRunnable.initializeCorrelation( CorrelationSetInstance cset , VariableInstance vari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JacobRunnable.initializeVariable( VariableInstance var , Nod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getBpel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JacobRunnable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OBase location , String fault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Element faultMsg , OVarType faultType , OBas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Child( ActivityInfo childInfo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genMonoto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JacobRunnable.createFault( QName fault , OBas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